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ainModule.xml" manifest:media-type="text/xml"/>
  <manifest:file-entry manifest:full-path="setting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new"/>
      <script:event-listener script:language="ooo:script" script:event-name="dom:load" xlink:href="vnd.sun.star.script:Standard.MainModule.RefreshIndexes?language=Basic&amp;location=document" xlink:type="simple"/>
      <script:event-listener script:language="ooo:script" script:event-name="office:save" xlink:href="vnd.sun.star.script:Standard.MainModule.RefreshIndexes?language=Basic&amp;location=document" xlink:type="simple"/>
      <script:event-listener script:language="ooo:script" script:event-name="dom:DOMFocusIn"/>
      <script:event-listener script:language="ooo:script" script:event-name="office:print" xlink:href="vnd.sun.star.script:Standard.MainModule.RefreshIndexes?language=Basic&amp;location=document" xlink:type="simple"/>
      <script:event-listener script:language="ooo:script" script:event-name="office:page-count-change" xlink:href="vnd.sun.star.script:Standard.MainModule.RefreshIndexes?language=Basic&amp;location=document" xlink:type="simple"/>
    </office:event-listeners>
  </office:scripts>
  <office:font-face-decls>
    <style:font-face style:name="StarSymbol" svg:font-family="StarSymbol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Arial3" svg:font-family="Arial" style:font-adornments="Standard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3" style:family="table">
      <style:table-properties style:width="27.7cm" table:align="margins"/>
    </style:style>
    <style:style style:name="Tabelle3.A" style:family="table-column">
      <style:table-column-properties style:column-width="2.309cm" style:rel-column-width="5461*"/>
    </style:style>
    <style:style style:name="Tabelle3.L" style:family="table-column">
      <style:table-column-properties style:column-width="2.309cm" style:rel-column-width="5464*"/>
    </style:style>
    <style:style style:name="Tabelle3.A1" style:family="table-cell">
      <style:table-cell-properties style:vertical-align="middle" fo:padding="0.011cm" fo:border-left="0.05pt solid #000000" fo:border-right="none" fo:border-top="0.05pt solid #000000" fo:border-bottom="0.05pt solid #000000"/>
    </style:style>
    <style:style style:name="Tabelle3.F1" style:family="table-cell">
      <style:table-cell-properties style:vertical-align="middle" fo:background-color="transparent" fo:padding="0.011cm" fo:border-left="0.05pt solid #000000" fo:border-right="none" fo:border-top="0.05pt solid #000000" fo:border-bottom="0.05pt solid #000000">
        <style:background-image/>
      </style:table-cell-properties>
    </style:style>
    <style:style style:name="Tabelle3.G1" style:family="table-cell">
      <style:table-cell-properties style:vertical-align="middle" fo:padding="0.011cm" fo:border-left="1pt solid #000000" fo:border-right="none" fo:border-top="0.05pt solid #000000" fo:border-bottom="0.05pt solid #000000"/>
    </style:style>
    <style:style style:name="Tabelle3.H1" style:family="table-cell">
      <style:table-cell-properties style:vertical-align="middle" fo:padding="0.011cm" fo:border-left="0.05pt solid #000000" fo:border-right="1pt solid #000000" fo:border-top="0.05pt solid #000000" fo:border-bottom="0.05pt solid #000000"/>
    </style:style>
    <style:style style:name="Tabelle3.L1" style:family="table-cell">
      <style:table-cell-properties style:vertical-align="middle" fo:padding="0.011cm" fo:border="0.05pt solid #000000"/>
    </style:style>
    <style:style style:name="Tabelle3.A2" style:family="table-cell">
      <style:table-cell-properties style:vertical-align="middle" fo:padding="0.011cm" fo:border-left="0.05pt solid #000000" fo:border-right="0.05pt solid #000000" fo:border-top="none" fo:border-bottom="0.05pt solid #000000"/>
    </style:style>
    <style:style style:name="Tabelle3.3" style:family="table-row">
      <style:table-row-properties style:row-height="0.861cm"/>
    </style:style>
    <style:style style:name="Tabelle3.A3" style:family="table-cell">
      <style:table-cell-properties style:vertical-align="middle" fo:padding-left="0.109cm" fo:padding-right="0.011cm" fo:padding-top="0.011cm" fo:padding-bottom="0.011cm" fo:border-left="0.05pt solid #000000" fo:border-right="none" fo:border-top="none" fo:border-bottom="0.05pt solid #000000"/>
    </style:style>
    <style:style style:name="Tabelle3.B3" style:family="table-cell">
      <style:table-cell-properties style:vertical-align="middle" fo:padding="0.011cm" fo:border-left="0.05pt solid #000000" fo:border-right="none" fo:border-top="none" fo:border-bottom="0.05pt solid #000000"/>
    </style:style>
    <style:style style:name="Tabelle3.C3" style:family="table-cell">
      <style:table-cell-properties style:vertical-align="middle" fo:padding="0.011cm" fo:border-left="0.05pt solid #000000" fo:border-right="none" fo:border-top="none" fo:border-bottom="0.05pt solid #000000"/>
    </style:style>
    <style:style style:name="Tabelle3.D3" style:family="table-cell">
      <style:table-cell-properties style:vertical-align="middle" fo:padding="0.011cm" fo:border-left="0.05pt solid #000000" fo:border-right="none" fo:border-top="none" fo:border-bottom="0.05pt solid #000000"/>
    </style:style>
    <style:style style:name="Tabelle3.E3" style:family="table-cell">
      <style:table-cell-properties style:vertical-align="middle" fo:padding="0.011cm" fo:border-left="0.05pt solid #000000" fo:border-right="none" fo:border-top="none" fo:border-bottom="0.05pt solid #000000"/>
    </style:style>
    <style:style style:name="Tabelle3.F3" style:family="table-cell">
      <style:table-cell-properties style:vertical-align="middle" fo:padding="0.011cm" fo:border-left="0.05pt solid #000000" fo:border-right="none" fo:border-top="none" fo:border-bottom="0.05pt solid #000000"/>
    </style:style>
    <style:style style:name="Tabelle3.G3" style:family="table-cell">
      <style:table-cell-properties style:vertical-align="middle" fo:padding="0.011cm" fo:border-left="1pt solid #000000" fo:border-right="none" fo:border-top="none" fo:border-bottom="0.05pt solid #000000"/>
    </style:style>
    <style:style style:name="Tabelle3.H3" style:family="table-cell">
      <style:table-cell-properties style:vertical-align="middle" fo:padding="0.011cm" fo:border-left="0.05pt solid #000000" fo:border-right="1pt solid #000000" fo:border-top="none" fo:border-bottom="0.05pt solid #000000"/>
    </style:style>
    <style:style style:name="Tabelle3.I3" style:family="table-cell">
      <style:table-cell-properties style:vertical-align="middle" fo:padding="0.011cm" fo:border-left="0.05pt solid #000000" fo:border-right="none" fo:border-top="none" fo:border-bottom="0.05pt solid #000000"/>
    </style:style>
    <style:style style:name="Tabelle3.J3" style:family="table-cell">
      <style:table-cell-properties style:vertical-align="middle" fo:padding="0.011cm" fo:border-left="0.05pt solid #000000" fo:border-right="none" fo:border-top="none" fo:border-bottom="0.05pt solid #000000"/>
    </style:style>
    <style:style style:name="Tabelle3.K3" style:family="table-cell">
      <style:table-cell-properties style:vertical-align="middle" fo:padding="0.011cm" fo:border-left="0.05pt solid #000000" fo:border-right="none" fo:border-top="none" fo:border-bottom="0.05pt solid #000000"/>
    </style:style>
    <style:style style:name="Tabelle3.L3" style:family="table-cell">
      <style:table-cell-properties style:vertical-align="middle" fo:padding="0.011cm" fo:border-left="0.05pt solid #000000" fo:border-right="0.05pt solid #000000" fo:border-top="none" fo:border-bottom="0.05pt solid #000000"/>
    </style:style>
    <style:style style:name="Tabelle3.A4" style:family="table-cell">
      <style:table-cell-properties style:vertical-align="middle" fo:padding="0.011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T1" style:family="text">
      <style:text-properties officeooo:rsid="001587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malltalkCode"><text:bookmark-start text:name="__DdeLink__117617_1029396122"/>#(Montag Dienstag Mittwoch Donnerstag Freitag) do: [:dayName |<text:bookmark-end text:name="__DdeLink__117617_1029396122"/></text:p>
      <text:p text:style-name="SmalltalkCode"><text:bookmark-start text:name="__DdeLink__117619_1029396122"/>| lessons ts |<text:bookmark-end text:name="__DdeLink__117619_1029396122"/></text:p>
      <text:p text:style-name="SmalltalkCode"><text:bookmark-start text:name="__DdeLink__117621_1029396122"/>ts := me@#timeSlots.<text:bookmark-end text:name="__DdeLink__117621_1029396122"/></text:p>
      <text:p text:style-name="SmalltalkCode"><text:bookmark-start text:name="__DdeLink__117623_1029396122"/><text:bookmark-start text:name="__DdeLink__117883_1029396122"/>me unlessFirstPage: [<text:bookmark-end text:name="__DdeLink__117623_1029396122"/><text:bookmark-end text:name="__DdeLink__117883_1029396122"/></text:p>
      <text:p text:style-name="Seitenumbruch"/>
      <text:p text:style-name="SmalltalkCode"><text:bookmark-start text:name="__DdeLink__117633_1029396122"/>]<text:bookmark-end text:name="__DdeLink__117633_1029396122"/></text:p>
      <text:p text:style-name="Überschrift_20_Stundenplan">Stundenplan <text:span text:style-name="SmalltalkValue">dayName</text:span></text:p>
      <text:p text:style-name="SmalltalkCode"><text:bookmark-start text:name="__DdeLink__117635_1029396122"/>lessons := (me@#lessons) at: dayName.<text:bookmark-end text:name="__DdeLink__117635_1029396122"/></text:p>
      <table:table table:name="Tabelle3" table:style-name="Tabelle3">
        <table:table-column table:style-name="Tabelle3.A" table:number-columns-repeated="11"/>
        <table:table-column table:style-name="Tabelle3.L"/>
        <table:table-header-rows>
          <table:table-row>
            <table:table-cell table:style-name="Tabelle3.A1" office:value-type="string">
              <text:p text:style-name="StundenplanZelle"><text:span text:style-name="SmalltalkValue">dayName</text:span></text:p>
            </table:table-cell>
            <table:table-cell table:style-name="Tabelle3.A1" office:value-type="string">
              <text:p text:style-name="StundenplanZelle">1</text:p>
              <text:p text:style-name="StundenplanZelle"><text:span text:style-name="SmalltalkValue">ts at: 1</text:span></text:p>
            </table:table-cell>
            <table:table-cell table:style-name="Tabelle3.A1" office:value-type="string">
              <text:p text:style-name="StundenplanZelle">2</text:p>
              <text:p text:style-name="StundenplanZelle"><text:span text:style-name="SmalltalkValue">ts at: 2</text:span></text:p>
            </table:table-cell>
            <table:table-cell table:style-name="Tabelle3.A1" office:value-type="string">
              <text:p text:style-name="StundenplanZelle">3</text:p>
              <text:p text:style-name="StundenplanZelle"><text:span text:style-name="SmalltalkValue">ts at: 3</text:span></text:p>
            </table:table-cell>
            <table:table-cell table:style-name="Tabelle3.A1" office:value-type="string">
              <text:p text:style-name="StundenplanZelle">4</text:p>
              <text:p text:style-name="StundenplanZelle"><text:span text:style-name="SmalltalkValue">ts at: 4</text:span></text:p>
            </table:table-cell>
            <table:table-cell table:style-name="Tabelle3.F1" office:value-type="string">
              <text:p text:style-name="StundenplanZelle">5</text:p>
              <text:p text:style-name="StundenplanZelle"><text:span text:style-name="SmalltalkValue">ts at: 5</text:span></text:p>
            </table:table-cell>
            <table:table-cell table:style-name="Tabelle3.G1" office:value-type="string">
              <text:p text:style-name="StundenplanZelle">6</text:p>
              <text:p text:style-name="StundenplanZelle"><text:span text:style-name="SmalltalkValue">ts at: 6</text:span></text:p>
            </table:table-cell>
            <table:table-cell table:style-name="Tabelle3.H1" office:value-type="string">
              <text:p text:style-name="StundenplanZelle">7</text:p>
              <text:p text:style-name="StundenplanZelle"><text:span text:style-name="SmalltalkValue">ts at: 7</text:span></text:p>
            </table:table-cell>
            <table:table-cell table:style-name="Tabelle3.A1" office:value-type="string">
              <text:p text:style-name="StundenplanZelle">8</text:p>
              <text:p text:style-name="StundenplanZelle"><text:span text:style-name="SmalltalkValue">ts at: 8</text:span></text:p>
            </table:table-cell>
            <table:table-cell table:style-name="Tabelle3.A1" office:value-type="string">
              <text:p text:style-name="StundenplanZelle">9</text:p>
              <text:p text:style-name="StundenplanZelle"><text:span text:style-name="SmalltalkValue">ts at: 9</text:span></text:p>
            </table:table-cell>
            <table:table-cell table:style-name="Tabelle3.A1" office:value-type="string">
              <text:p text:style-name="StundenplanZelle">10</text:p>
              <text:p text:style-name="StundenplanZelle"><text:span text:style-name="SmalltalkValue">ts at: 10</text:span></text:p>
            </table:table-cell>
            <table:table-cell table:style-name="Tabelle3.L1" office:value-type="string">
              <text:p text:style-name="StundenplanZelle">11</text:p>
              <text:p text:style-name="StundenplanZelle"><text:span text:style-name="SmalltalkValue">ts at: 11</text:span></text:p>
            </table:table-cell>
          </table:table-row>
        </table:table-header-rows>
        <table:table-row>
          <table:table-cell table:style-name="Tabelle3.A4" table:number-columns-spanned="12" office:value-type="string">
            <text:p text:style-name="SmalltalkCode"><text:bookmark-start text:name="__DdeLink__117651_1029396122"/><text:bookmark-start text:name="__DdeLink__117637_1029396122"/>lessons do: [:row|<text:bookmark-end text:name="__DdeLink__117651_1029396122"/><text:bookmark-end text:name="__DdeLink__117637_102939612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3">
          <table:table-cell table:style-name="Tabelle3.A3" office:value-type="string">
            <text:p text:style-name="StundenplanKlasse"><text:span text:style-name="SmalltalkValue">row@#klasse</text:span></text:p>
          </table:table-cell>
          <table:table-cell table:style-name="Tabelle3.K3" office:value-type="string">
            <text:p text:style-name="StundenplanZelle"><text:span text:style-name="SmalltalkValue">row at: #'1'</text:span></text:p>
          </table:table-cell>
          <table:table-cell table:style-name="Tabelle3.K3" office:value-type="string">
            <text:p text:style-name="StundenplanZelle"><text:span text:style-name="SmalltalkValue">row at: #'2'</text:span></text:p>
          </table:table-cell>
          <table:table-cell table:style-name="Tabelle3.K3" office:value-type="string">
            <text:p text:style-name="StundenplanZelle"><text:span text:style-name="SmalltalkValue">row at: #'3'</text:span></text:p>
          </table:table-cell>
          <table:table-cell table:style-name="Tabelle3.K3" office:value-type="string">
            <text:p text:style-name="StundenplanZelle"><text:span text:style-name="SmalltalkValue">row at: #'4'</text:span></text:p>
          </table:table-cell>
          <table:table-cell table:style-name="Tabelle3.K3" office:value-type="string">
            <text:p text:style-name="StundenplanZelle"><text:span text:style-name="SmalltalkValue">row at: #'5'</text:span></text:p>
          </table:table-cell>
          <table:table-cell table:style-name="Tabelle3.G3" office:value-type="string">
            <text:p text:style-name="StundenplanZelle"><text:span text:style-name="SmalltalkValue">row at: #'6'</text:span></text:p>
          </table:table-cell>
          <table:table-cell table:style-name="Tabelle3.H3" office:value-type="string">
            <text:p text:style-name="StundenplanZelle"><text:span text:style-name="SmalltalkValue">row at: #'7'</text:span></text:p>
          </table:table-cell>
          <table:table-cell table:style-name="Tabelle3.K3" office:value-type="string">
            <text:p text:style-name="StundenplanZelle"><text:span text:style-name="SmalltalkValue">row at: #'8'</text:span></text:p>
          </table:table-cell>
          <table:table-cell table:style-name="Tabelle3.K3" office:value-type="string">
            <text:p text:style-name="StundenplanZelle"><text:span text:style-name="SmalltalkValue">row at: #'9'</text:span></text:p>
          </table:table-cell>
          <table:table-cell table:style-name="Tabelle3.K3" office:value-type="string">
            <text:p text:style-name="StundenplanZelle"><text:span text:style-name="SmalltalkValue">row at: #'10'</text:span></text:p>
          </table:table-cell>
          <table:table-cell table:style-name="Tabelle3.L3" office:value-type="string">
            <text:p text:style-name="StundenplanZelle"><text:span text:style-name="SmalltalkValue">row at: #'11'</text:span></text:p>
          </table:table-cell>
        </table:table-row>
        <table:table-row>
          <table:table-cell table:style-name="Tabelle3.A4" table:number-columns-spanned="12" office:value-type="string">
            <text:p text:style-name="SmalltalkCode"><text:bookmark-start text:name="__DdeLink__117647_1029396122"/>]<text:bookmark-end text:name="__DdeLink__117647_102939612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malltalkCode"><text:bookmark-start text:name="__DdeLink__117649_1029396122"/>]<text:bookmark-end text:name="__DdeLink__117649_10293961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Arial3" svg:font-family="Arial" style:font-adornments="Standard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shadow="none"/>
      <style:text-properties style:font-name="Arial1" fo:font-family="Arial" style:font-style-name="Regular" style:font-family-generic="swiss" style:font-pitch="variable" fo:font-size="10pt" fo:language="zxx" fo:country="none"/>
    </style:style>
    <style:style style:name="Text_20_body" style:display-name="Text body" style:family="paragraph" style:parent-style-name="Standard" style:class="text">
      <style:paragraph-properties fo:margin-top="0cm" fo:margin-bottom="0.049cm" loext:contextual-spacing="false"/>
      <style:text-properties fo:font-size="9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top="0.22cm" fo:margin-bottom="0.109cm" loext:contextual-spacing="false" fo:text-align="start" style:justify-single-word="false" style:page-number="auto" fo:background-color="transparent"/>
      <style:text-properties fo:font-size="10.5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1cm" fo:margin-bottom="0.03cm" loext:contextual-spacing="false"/>
      <style:text-properties fo:font-size="9.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padding="0cm" fo:border="none" style:shadow="none" text:number-lines="false" text:line-number="0"/>
      <style:text-properties style:font-name="Arial2" fo:font-family="Arial" style:font-style-name="Bold" style:font-family-generic="swiss" style:font-pitch="variable" fo:font-size="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1" fo:font-family="Arial" style:font-style-name="Regular" style:font-family-generic="swiss" style:font-pitch="variable" fo:font-size="8pt" fo:font-style="normal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Inhaltverzeichnis">
      <loext:graphic-properties draw:fill="none" draw:fill-color="#99ccff"/>
      <style:paragraph-properties fo:margin-left="0cm" fo:margin-right="0cm" fo:margin-top="0.22cm" fo:margin-bottom="0.409cm" loext:contextual-spacing="false" fo:text-indent="0cm" style:auto-text-indent="false" style:page-number="auto" fo:break-before="page" fo:background-color="transparent" fo:padding="0.199cm" fo:border-left="none" fo:border-right="none" fo:border-top="0.51pt solid #000000" fo:border-bottom="none" style:shadow="non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.101cm" loext:contextual-spacing="false" fo:text-indent="0cm" style:auto-text-indent="false" style:page-number="auto">
        <style:tab-stops>
          <style:tab-stop style:position="16.999cm" style:type="right" style:leader-style="dotted" style:leader-text="."/>
        </style:tab-stops>
      </style:paragraph-properties>
      <style:text-properties fo:font-size="12pt"/>
    </style:style>
    <style:style style:name="StundenplanZelle" style:family="paragraph" style:parent-style-name="Table_20_Contents" style:class="extra">
      <style:paragraph-properties fo:text-align="center" style:justify-single-word="false" style:shadow="none"/>
    </style:style>
    <style:style style:name="Deckblatt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font-size="14pt"/>
    </style:style>
    <style:style style:name="StundenplanKlasse" style:family="paragraph" style:parent-style-name="StundenplanZelle">
      <style:paragraph-properties fo:text-align="start" style:justify-single-word="false"/>
    </style:style>
    <style:style style:name="Überschrift_20_Stundenplan" style:display-name="Überschrift Stundenplan" style:family="paragraph" style:parent-style-name="Heading_20_1" style:default-outline-level="" style:list-style-name="" style:master-page-name="">
      <style:paragraph-properties fo:margin-top="0cm" fo:margin-bottom="0.109cm" loext:contextual-spacing="false" style:page-number="auto" fo:break-before="auto" fo:break-after="auto"/>
      <style:text-properties fo:font-size="10.5pt"/>
    </style:style>
    <style:style style:name="TabellenInhaltAdressen" style:family="paragraph" style:parent-style-name="Table_20_Contents" style:class="extra" style:master-page-name="">
      <style:paragraph-properties style:page-number="auto"/>
      <style:text-properties style:font-name="Arial3" fo:font-family="Arial" style:font-style-name="Standard" style:font-family-generic="swiss" style:font-pitch="variable" fo:font-size="10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wiss" style:font-pitch-asian="variable" style:font-name-complex="DejaVu Sans1" style:font-family-complex="'DejaVu Sans'" style:font-family-generic-complex="swiss" style:font-pitch-complex="variable" style:font-size-complex="14pt"/>
    </style:style>
    <style:style style:name="heading_20_1" style:display-name="heading 1" style:family="paragraph" style:parent-style-name="Heading_20__28_user_29_" style:next-style-name="Text_20_body">
      <style:paragraph-properties fo:margin-top="0.22cm" fo:margin-bottom="0.109cm" loext:contextual-spacing="false"/>
      <style:text-properties fo:font-size="10.5pt" fo:font-weight="bold" style:font-size-complex="16pt" style:font-weight-complex="bold"/>
    </style:style>
    <style:style style:name="heading_20_2" style:display-name="heading 2" style:family="paragraph" style:parent-style-name="Heading_20__28_user_29_" style:next-style-name="Text_20_body">
      <style:paragraph-properties fo:margin-top="0.15cm" fo:margin-bottom="0.049cm" loext:contextual-spacing="false"/>
      <style:text-properties fo:font-size="9.5pt" fo:font-weight="bold" style:font-style-complex="italic" style:font-weight-complex="bold"/>
    </style:style>
    <style:style style:name="Table_20_Contents_20__28_user_29_" style:display-name="Table Contents (user)" style:family="paragraph" style:parent-style-name="Standard">
      <style:text-properties fo:font-size="9.5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SmalltalkCode" style:family="paragraph" style:parent-style-name="Standard">
      <loext:graphic-properties draw:fill="solid" draw:fill-color="#ffcc99" draw:opacity="100%"/>
      <style:paragraph-properties fo:background-color="#ffcc99"/>
      <style:text-properties style:font-name="Courier New" fo:font-family="'Courier New'" style:font-style-name="Standard" style:font-family-generic="modern" style:font-pitch="fixed" fo:font-size="8pt"/>
    </style:style>
    <style:style style:name="Seitenumbruch" style:family="paragraph" style:parent-style-name="Standard" style:master-page-name="">
      <style:paragraph-properties style:page-number="auto" fo:break-before="page"/>
      <style:text-properties fo:font-size="3pt" style:font-weight-asian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malltalkValue" style:family="text">
      <style:text-properties fo:font-size="8pt" style:text-underline-style="dotted" style:text-underline-width="auto" style:text-underline-color="font-color" fo:background-color="#99cc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1.101cm" fo:margin-bottom="0.9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99ccff" style:footnote-max-height="0cm">
        <style:columns fo:column-count="2" fo:column-gap="0.099cm">
          <style:column-sep style:width="0.035cm" style:color="#000000" style:height="100%" style:style="solid"/>
          <style:column style:rel-width="32767*" fo:start-indent="0cm" fo:end-indent="0.049cm"/>
          <style:column style:rel-width="32768*" fo:start-indent="0.0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Stundenplan_20_quer" style:display-name="Stundenplan quer" style:page-layout-name="Mpm4">
      <style:footer>
        <text:p text:style-name="MP1">Seite <text:page-number text:select-page="current">0</text:page-number></text:p>
      </style:footer>
    </style:master-page>
    <style:master-page style:name="zweispaltig" style:page-layout-name="Mpm5">
      <style:footer>
        <text:p text:style-name="MP1">Seite <text:page-number text:select-page="current">0</text:page-number></text:p>
      </style:footer>
    </style:master-page>
    <style:master-page style:name="Inhaltverzeichnis" style:page-layout-name="Mpm6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f99d75f39f1c57ebdd7ffc5f42867c12031db97a</meta:generator>
    <meta:initial-creator>david</meta:initial-creator>
    <meta:creation-date>2007-06-15T00:05:44</meta:creation-date>
    <dc:date>2016-12-23T14:21:31.762680000</dc:date>
    <dc:language>en-AU</dc:language>
    <meta:editing-cycles>428</meta:editing-cycles>
    <meta:editing-duration>P20DT15H32M54S</meta:editing-duration>
    <dc:creator>Andreas Brodbeck</dc:creator>
    <meta:document-statistic meta:table-count="1" meta:image-count="0" meta:object-count="0" meta:page-count="2" meta:paragraph-count="47" meta:word-count="114" meta:character-count="463" meta:non-whitespace-character-count="396"/>
    <meta:user-defined meta:name="Info 1"/>
    <meta:user-defined meta:name="Info 2"/>
    <meta:user-defined meta:name="Info 3"/>
    <meta:user-defined meta:name="Info 4"/>
  </office:meta>
</office:document-meta>
</file>

<file path=Basic/Standard/MainModule.xml><?xml version="1.0" encoding="utf-8"?>
<!DOCTYPE module  PUBLIC '-//OpenOffice.org//DTD OfficeDocument 1.0//EN'  'module.dtd'>
<script:module xmlns:script="http://openoffice.org/2000/script" script:name="MainModule" script:language="StarBasic">REM  *****  BASIC  *****


sub RefreshIndexes

oIndexes = ThisComponent.getDocumentIndexes() 

for i = 0 to oIndexes.getCount() - 1 
 oIndexes (i).update 
 REM msgBox ("Inhaltsverzeichnis wurde automatisch auf den neusten Stand gebracht: " + oIndexes.getByIndex (i).getServiceName ()) 
next i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